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2.44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tividade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prioridad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uxar os dados do cadastro para o men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ualizar o cadastro de usuario para cadastrar fo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ificar se os calculos de biometria estao cer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zer o cadastro da tela de d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safio diario precisa retirar os campos altura, peso e imc que estao no inic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 desafio diario mudar a logo e o nome para o da empr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 desafio diario trazer os dados de usuario tirar o botao edi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safio diario em dados corporais tirar a idade do campo sex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ar tela de histor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ar o botao iniciar desafio na tela de meu perf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ar resultados do menu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ar o conteudo da tela termos de uso, retiurar essa tela do menu e associa la ao lo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clar o layout da tela inicial com o de perfil e criar uma tela ú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perfil adicionar peso ideal (margem = maximo e minimo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 perfil aidcionar modal de cauculo automatico do TDEE (gasto calorico diario) = ( metabolismo basal ( meu perfil) + nivel de treino + cardio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sclar privacidade a termos de u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ar ou mesclar sore o app a informaçõ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ar tela aju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ar <text:s/>ou remover tela configuraçoes (verrificar as possíveis modificações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justar dia e hora para buscar do siste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cionar contagem de dias sem errar e recor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ar mecanismo de mensagens para engajar usu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ustar esta semana para acompanhar histor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ustar progresso do dia para todas as tarefas (automatiza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rificar se os cauculos de hidrataçao estão cer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xar os dados do cadastro para hidrataão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justar medições diarias para registro di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cionar quadril em medições diarias femini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cionar avaliação semanal e mensal (opçional)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icionar o registro de progresso e finalização das tarefas, e integrar ao progresso do dia automaticament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 modal de nutrição o deve caucular a necessidade calorica com base no objetivo (ganhar massa, perder gordura, manter ou escolher (falso magro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tela de nutrição deve trazer logo no inicio os mesmos dados que aparecem no modal (necessidade calorica, calorias consumidas, necessidade calorica diaria e divisão em proteinas,carbos e gordu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 tela de nutrição o segundo modal deve ser para adicionar refeição (lá é onde deve ter as refeições salvas ou 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dicionar contagem de calorias atravez de foto com <text:s/>ia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7T10:57:30.264414700</meta:creation-date>
    <dc:date>2026-02-07T13:21:58.983271800</dc:date>
    <meta:editing-duration>PT1M25S</meta:editing-duration>
    <meta:editing-cycles>1</meta:editing-cycles>
    <meta:document-statistic meta:table-count="1" meta:cell-count="39" meta:object-count="0"/>
    <meta:generator>LibreOffice/25.2.7.2$Windows_X86_64 LibreOffice_project/5cbfd1ab6520636bb5f7b99185aa69bd7456825d</meta:generator>
  </office:meta>
</office:document-meta>
</file>